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107" officeooo:paragraph-rsid="000ea107"/>
    </style:style>
    <style:style style:name="P2" style:family="paragraph" style:parent-style-name="Standard">
      <style:text-properties fo:font-weight="normal" officeooo:rsid="000ea107" officeooo:paragraph-rsid="000ea10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илософия Класса <text:span text:style-name="T1">see_core.</text:span></text:p>
      <text:p text:style-name="P2"/>
      <text:p text:style-name="P2"><text:tab/>Изначально предполагал что это будет отдельная программа. Клиент блокнота будет писать ей задачу в специальный файл. А потом запускать через поражённый процесс. У этой структуры есть плюс. Возможность отдельно изменять ядро и блокнот. При таком режиме они связаны только протоколом. <text:s text:c="2"/></text:p>
      <text:p text:style-name="P2"><text:tab/>Есть и минусы. Во первых это очень медленно. Во вторых потоки выходят за пределы программы и становятся доступны постороннему наблюдателю. </text:p>
      <text:p text:style-name="P2"><text:tab/>Сейчас появилось желание просто завернуть всю серверную работу в класс ядра и включить его в проект самого блокнота. Это меняет минусы и плюсы местами.</text:p>
      <text:p text:style-name="P2"><text:tab/>Самым идеальным вариантом как мне кажется упаковать всё ядро в библиотеку. Но я не уверен что это даст возможность раздельного изменения. <text:s text:c="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28T19:49:57.938617491</dc:date>
    <meta:editing-duration>PT6M56S</meta:editing-duration>
    <meta:editing-cycles>1</meta:editing-cycles>
    <meta:document-statistic meta:table-count="0" meta:image-count="0" meta:object-count="0" meta:page-count="1" meta:paragraph-count="5" meta:word-count="108" meta:character-count="745" meta:non-whitespace-character-count="631"/>
  </office:meta>
</office:document-meta>
</file>